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padding="0.049cm" fo:border="0.06pt solid #d9d9e3"/>
    </style:style>
    <style:style style:name="P2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3" style:family="paragraph" style:parent-style-name="Text_20_body" style:list-style-name="L1">
      <style:paragraph-properties fo:padding="0.049cm" fo:border="0.06pt solid #d9d9e3"/>
      <style:text-properties officeooo:rsid="001d63c4" officeooo:paragraph-rsid="001d63c4"/>
    </style:style>
    <style:style style:name="P4" style:family="paragraph" style:parent-style-name="Text_20_body" style:list-style-name="L1">
      <style:paragraph-properties fo:padding="0.049cm" fo:border="0.06pt solid #d9d9e3"/>
      <style:text-properties officeooo:rsid="001f4ce5" officeooo:paragraph-rsid="001f4ce5"/>
    </style:style>
    <style:style style:name="T1" style:family="text">
      <style:text-properties officeooo:rsid="001c0561"/>
    </style:style>
    <style:style style:name="T2" style:family="text">
      <style:text-properties officeooo:rsid="001d63c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39764228" text:style-name="L1">
        <text:list-header>
          <text:p text:style-name="P3">Escrito de la entrevista a la secretaria del colegio.</text:p>
        </text:list-header>
        <text:list-item>
          <text:p text:style-name="P1">¿Cuál es el proceso actual de gestión de licencias en el colegio?</text:p>
          <text:list>
            <text:list-item>
              <text:p text:style-name="P2">Actualmente, manejamos las licencias <text:span text:style-name="T1">por un correo de gmail y</text:span> <text:span text:style-name="T1">utilizamos hoja de calculo del google drive para llevar el control, el sector licencia funciona por la mañana y tarde consta de 5 administrativos</text:span>. </text:p>
            </text:list-item>
          </text:list>
        </text:list-item>
        <text:list-item>
          <text:p text:style-name="P1">¿Cuáles son los desafíos más comunes que enfrenta al gestionar las licencias?</text:p>
          <text:list>
            <text:list-item>
              <text:p text:style-name="P2">Uno de los desafíos principales es asegurarnos de que las licencias sean renovadas a tiempo. A veces, se nos pasa la fecha de vencimiento y esto genera problemas <text:span text:style-name="T1">administrativos</text:span>. También es complicado llevar un seguimiento de todas las licencias asignadas.</text:p>
            </text:list-item>
          </text:list>
        </text:list-item>
        <text:list-item>
          <text:p text:style-name="P1">¿Qué información es importante registrar para cada licencia?</text:p>
          <text:list>
            <text:list-item>
              <text:p text:style-name="P2">Es crucial tener <text:span text:style-name="T1">los datos del docente y cargos que ocupan, la información de una licencia, cantidad de días y fechas debe llegar a los diferentes sectores para poder realizar un pedido de suplencia o avisar a los alumnos que no tendrán clases</text:span>. También sería útil tener algún campo adicional para notas o comentarios relevantes.</text:p>
            </text:list-item>
          </text:list>
        </text:list-item>
        <text:list-item>
          <text:p text:style-name="P1">¿Existe algún proceso para controlar quién puede acceder a las licencias?</text:p>
          <text:list>
            <text:list-item>
              <text:p text:style-name="P2">Actualmente, <text:span text:style-name="T1">el sector licencias tiene su personal administrativo que son responsable de acceder al correo asignado para licencias pero todos acceden con la misma clave y manejan el drive de la misma forma, tiene una Prosecretaria a cargo del sector y dependen de la secretaria.</text:span></text:p>
            </text:list-item>
          </text:list>
        </text:list-item>
        <text:list-item>
          <text:p text:style-name="P1">¿Qué tipo de informes o registros le resultaría útil tener en el nuevo software de licencias?</text:p>
          <text:list>
            <text:list-item>
              <text:p text:style-name="P2">Sería útil tener un informe que muestre las licencias vencidas, para poder tomar medidas y renovarlas a tiempo. También sería bueno tener un registro de todas las licencias asignadas a cada <text:span text:style-name="T2">docente</text:span>, <text:span text:style-name="T2">un sistema que permita que varios administrativos trabajen al mismo tiempo y que tenga un control y seguridad sobre la actividad que realizan cada uno</text:span>.</text:p>
            </text:list-item>
          </text:list>
        </text:list-item>
        <text:list-item>
          <text:p text:style-name="P1">¿Qué funcionalidades adicionales le gustaría que tuviera el software de licencias?</text:p>
          <text:list>
            <text:list-item>
              <text:p text:style-name="P1">Sería genial si el software pudiera enviar recordatorios automáticos a los usuarios antes de que sus licencias venzan. También sería útil <text:span text:style-name="T2">que de aviso al grupo general de la institución así todos pueden saber el estado del docente y como proceder</text:span>.</text:p>
            </text:list-item>
            <text:list-item>
              <text:p text:style-name="P4">Control y seguimiento de ausencias de los docentes para que se justifiquen lo ante posible, los ausentes salen del parte de asistencia y llegan al sector licencia con una semana de retraso por eso es importante dar una pronta captura y pedir justificación a la brevedad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1T10:14:47.372545061</meta:creation-date>
    <dc:date>2023-05-31T11:32:53.757545372</dc:date>
    <meta:editing-duration>PT11M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410" meta:character-count="2460" meta:non-whitespace-character-count="2076"/>
  </office:meta>
</office:document-meta>
</file>